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widows="0" fo:orphans="0"/>
    </style:style>
    <style:style style:name="TableColumn5" style:family="table-column">
      <style:table-column-properties style:column-width="3.0312in" style:use-optimal-column-width="false"/>
    </style:style>
    <style:style style:name="TableColumn6" style:family="table-column">
      <style:table-column-properties style:column-width="1.5312in" style:use-optimal-column-width="false"/>
    </style:style>
    <style:style style:name="TableColumn7" style:family="table-column">
      <style:table-column-properties style:column-width="1.8958in" style:use-optimal-column-width="false"/>
    </style:style>
    <style:style style:name="Table4" style:family="table">
      <style:table-properties style:width="6.4583in" fo:margin-left="0.069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5" style:parent-style-name="Normal" style:family="paragraph">
      <style:paragraph-properties fo:widows="0" fo:orphans="0" fo:margin-left="0.5in">
        <style:tab-stops/>
      </style:paragraph-properties>
    </style:style>
    <style:style style:name="P46" style:parent-style-name="Normal" style:family="paragraph">
      <style:paragraph-properties fo:widows="0" fo:orphans="0" fo:margin-left="0.5in">
        <style:tab-stops/>
      </style:paragraph-properties>
      <style:text-properties style:text-position="sub 63.6%" fo:font-size="16.5pt" style:font-size-asian="16.5pt" style:font-size-complex="16.5pt"/>
    </style:style>
    <style:style style:name="P47" style:parent-style-name="Normal" style:family="paragraph">
      <style:paragraph-properties fo:widows="0" fo:orphans="0" fo:margin-left="0.5in">
        <style:tab-stops/>
      </style:paragraph-properties>
      <style:text-properties style:text-position="sub 63.6%" fo:font-size="16.5pt" style:font-size-asian="16.5pt" style:font-size-complex="16.5pt"/>
    </style:style>
    <style:style style:name="P48" style:parent-style-name="Normal" style:family="paragraph">
      <style:paragraph-properties fo:widows="0" fo:orphans="0" fo:margin-left="0.5in">
        <style:tab-stops/>
      </style:paragraph-properties>
      <style:text-properties style:text-position="sub 63.6%" fo:font-size="16.5pt" style:font-size-asian="16.5pt" style:font-size-complex="16.5pt"/>
    </style:style>
    <style:style style:name="P49" style:parent-style-name="Heading1" style:family="paragraph">
      <style:paragraph-properties fo:widows="0" fo:orphans="0" fo:margin-top="0.3895in" fo:margin-right="-0.1229in"/>
    </style:style>
    <style:style style:name="P50" style:parent-style-name="Heading1" style:family="paragraph">
      <style:paragraph-properties fo:widows="0" fo:orphans="0" fo:margin-top="0.3895in" fo:margin-right="-0.1229in"/>
    </style:style>
    <style:style style:name="P51" style:parent-style-name="Heading1" style:family="paragraph">
      <style:paragraph-properties fo:widows="0" fo:orphans="0" fo:margin-top="0.3895in" fo:margin-right="-0.1229in"/>
    </style:style>
    <style:style style:name="P52" style:parent-style-name="Heading1" style:family="paragraph">
      <style:paragraph-properties fo:widows="0" fo:orphans="0" fo:margin-top="0.3895in" fo:margin-right="-0.1229in"/>
    </style:style>
  </office:automatic-styles>
  <office:body>
    <office:text text:use-soft-page-breaks="true">
      <text:p text:style-name="P1"><text:span text:style-name="T2">Worksheet - Process Adherence Audits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actice</text:p>
          </table:table-cell>
          <table:table-cell table:style-name="TableCell11">
            <text:p text:style-name="P12">Implementation<text:s/></text:p>
          </table:table-cell>
          <table:table-cell table:style-name="TableCell13">
            <text:p text:style-name="P14">Notes, Action Items</text:p>
          </table:table-cell>
        </table:table-row>
        <table:table-row table:style-name="TableRow15">
          <table:table-cell table:style-name="TableCell16">
            <text:p text:style-name="P17">Process adherence audits are used to determine whether the organization follows its defined compliance process.<text:s/></text:p>
          </table:table-cell>
          <table:table-cell table:style-name="TableCell18">
            <text:list text:style-name="LFO16" text:continue-numbering="true">
              <text:list-item>
                <text:p text:style-name="P19">Complete<text:s/></text:p>
              </text:list-item>
              <text:list-item>
                <text:p text:style-name="P20">Partial<text:s/></text:p>
              </text:list-item>
              <text:list-item>
                <text:p text:style-name="P21">Not available</text:p>
              </text:list-item>
              <text:list-item>
                <text:p text:style-name="P22">Not applicable</text:p>
              </text:list-item>
            </text:list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Audit assess the extent to which execution of the compliance process produces expected compliance results.<text:s/></text:p>
          </table:table-cell>
          <table:table-cell table:style-name="TableCell28">
            <text:list text:style-name="LFO16" text:continue-numbering="true">
              <text:list-item>
                <text:p text:style-name="P29">Complete<text:s/></text:p>
              </text:list-item>
              <text:list-item>
                <text:p text:style-name="P30">Partial<text:s/></text:p>
              </text:list-item>
              <text:list-item>
                <text:p text:style-name="P31">Not available</text:p>
              </text:list-item>
              <text:list-item>
                <text:p text:style-name="P32">Not applicable</text:p>
              </text:list-item>
            </text:list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Audits determine whether the organization maintains accurate records about the open source software content of its products and services, and of the compliance activities it performs</text:p>
          </table:table-cell>
          <table:table-cell table:style-name="TableCell38">
            <text:list text:style-name="LFO16" text:continue-numbering="true">
              <text:list-item>
                <text:p text:style-name="P39">Complete<text:s/></text:p>
              </text:list-item>
              <text:list-item>
                <text:p text:style-name="P40">Partial<text:s/></text:p>
              </text:list-item>
              <text:list-item>
                <text:p text:style-name="P41">Not available</text:p>
              </text:list-item>
              <text:list-item>
                <text:p text:style-name="P42">Not applicable</text:p>
              </text:list-item>
            </text:list>
          </table:table-cell>
          <table:table-cell table:style-name="TableCell43">
            <text:p text:style-name="P44"/>
          </table:table-cell>
        </table:table-row>
      </table:table>
      <text:p text:style-name="P45"/>
      <text:p text:style-name="P46"/>
      <text:p text:style-name="P47"/>
      <text:p text:style-name="P48"/>
      <text:p text:style-name="Normal"/>
      <text:h text:style-name="P49" text:outline-level="1"><text:bookmark-start text:name="_fm8hyti8spoi"/><text:bookmark-end text:name="_fm8hyti8spoi"/></text:h>
      <text:h text:style-name="P50" text:outline-level="1"><text:bookmark-start text:name="_fn91wt7ohtgu"/><text:bookmark-end text:name="_fn91wt7ohtgu"/></text:h>
      <text:h text:style-name="P51" text:outline-level="1"><text:bookmark-start text:name="_2mwgx2as0sch"/><text:bookmark-end text:name="_2mwgx2as0sch"/></text:h>
      <text:h text:style-name="P52" text:outline-level="1"><text:bookmark-start text:name="_puh9f4a1me1c"/><text:bookmark-start text:name="_sntts8j8mlgs"/><text:bookmark-end text:name="_puh9f4a1me1c"/><text:bookmark-end text:name="_sntts8j8mlgs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3:00Z</meta:creation-date>
    <dc:date>2020-03-04T13:03:00Z</dc:date>
    <meta:template xlink:href="Normal.dotm" xlink:type="simple"/>
    <meta:editing-cycles>2</meta:editing-cycles>
    <meta:editing-duration>PT0S</meta:editing-duration>
    <meta:document-statistic meta:page-count="1" meta:paragraph-count="1" meta:word-count="96" meta:character-count="646" meta:row-count="4" meta:non-whitespace-character-count="551"/>
  </office:meta>
</office:document-meta>
</file>